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0494" officeooo:paragraph-rsid="001b0494"/>
    </style:style>
    <style:style style:name="P2" style:family="paragraph" style:parent-style-name="Text_20_body">
      <style:text-properties officeooo:rsid="001b0494" officeooo:paragraph-rsid="001b0494"/>
    </style:style>
    <style:style style:name="P3" style:family="paragraph" style:parent-style-name="Header">
      <style:paragraph-properties fo:text-align="end" style:justify-single-word="false"/>
      <style:text-properties fo:color="#800000" fo:font-size="8pt" officeooo:rsid="0016e42c" officeooo:paragraph-rsid="001b0494" style:font-size-asian="8pt" style:font-size-complex="8pt"/>
    </style:style>
    <style:style style:name="T1" style:family="text">
      <style:text-properties officeooo:rsid="0016e42c"/>
    </style:style>
    <style:style style:name="T2" style:family="text">
      <style:text-properties officeooo:rsid="0014c5c4"/>
    </style:style>
    <style:style style:name="T3" style:family="text">
      <style:text-properties officeooo:rsid="00184e7d"/>
    </style:style>
    <style:style style:name="T4" style:family="text">
      <style:text-properties officeooo:rsid="001b04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hapter XYZ: ASDF</text:p>
      <text:h text:style-name="Heading_20_1" text:outline-level="1">Vocabulary</text:h>
      <text:p text:style-name="P2">Write out a description of each vocabulary term for reference later.</text:p>
      <text:p text:style-name="P1"/>
      <text:p text:style-name="P1"/>
      <text:h text:style-name="Heading_20_1" text:outline-level="1">Concept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0000" fo:font-size="8pt" officeooo:rsid="0016e42c" officeooo:paragraph-rsid="001b0494" style:font-size-asian="8pt" style:font-size-complex="8pt"/>
    </style:style>
    <style:style style:name="MT1" style:family="text">
      <style:text-properties officeooo:rsid="001b0494"/>
    </style:style>
    <style:style style:name="MT2" style:family="text">
      <style:text-properties officeooo:rsid="0014c5c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CS 250, Spring 2018</text:span><text:tab/><text:tab/><text:span text:style-name="MT1">Notes for Chapter XYZ: ASDF</text:span></text:p>
      </style:header>
      <style:footer>
        <text:p text:style-name="MP1"><text:span text:style-name="MT2">Page </text:span><text:span text:style-name="MT2"><text:page-number text:select-page="current">1</text:page-number></text:span><text:span text:style-name="MT2"> of 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4:31:53.329663692</meta:creation-date>
    <meta:editing-duration>PT1M29S</meta:editing-duration>
    <meta:editing-cycles>2</meta:editing-cycles>
    <meta:generator>LibreOffice/5.1.4.2$Linux_X86_64 LibreOffice_project/10m0$Build-2</meta:generator>
    <dc:title>paged dated</dc:title>
    <dc:date>2017-12-05T14:33:21.880233422</dc:date>
    <meta:document-statistic meta:table-count="0" meta:image-count="0" meta:object-count="0" meta:page-count="1" meta:paragraph-count="6" meta:word-count="29" meta:character-count="162" meta:non-whitespace-character-count="138"/>
    <meta:template xlink:type="simple" xlink:actuate="onRequest" xlink:title="paged dated" xlink:href="../../../../../../.config/libreoffice/4/user/template/paged%20dated.ott" meta:date="2017-12-05T14:31:52.391181792"/>
  </office:meta>
</office:document-meta>
</file>